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fence="true" stretchy="false">⟨</mo>
          <mrow>
            <mrow>
              <mi mathvariant="normal">σ</mi>
              <mi mathvariant="normal">ν</mi>
            </mrow>
          </mrow>
          <mo fence="true" stretchy="false">⟩</mo>
        </mrow>
        <mo stretchy="false">=</mo>
        <msup>
          <mrow>
            <mo fence="true" stretchy="true">(</mo>
            <mrow>
              <mfrac>
                <mrow>
                  <mn>2</mn>
                  <mi mathvariant="normal">π</mi>
                </mrow>
                <mrow>
                  <mi mathvariant="normal">μ</mi>
                  <mi mathvariant="italic">kT</mi>
                </mrow>
              </mfrac>
            </mrow>
            <mo fence="true" stretchy="true">)</mo>
          </mrow>
          <mrow>
            <mn>3</mn>
            <mo stretchy="false">/</mo>
            <mn>2</mn>
          </mrow>
        </msup>
      </mrow>
      <msup>
        <mi mathvariant="normal">ℏ</mi>
        <mn>2</mn>
      </msup>
      <msub>
        <mrow>
          <mo fence="true" stretchy="false">(</mo>
          <mrow>
            <mrow>
              <mi mathvariant="normal">ω</mi>
              <mi mathvariant="normal">γ</mi>
            </mrow>
          </mrow>
          <mo fence="true" stretchy="false">)</mo>
        </mrow>
        <mi>R</mi>
      </msub>
      <mi>exp</mi>
      <mrow>
        <mo fence="true" stretchy="true">(</mo>
        <mrow>
          <mfrac>
            <mrow>
              <mo stretchy="false">−</mo>
              <msub>
                <mi>E</mi>
                <mi>R</mi>
              </msub>
            </mrow>
            <mi mathvariant="italic">kT</mi>
          </mfrac>
        </mrow>
        <mo fence="true" stretchy="true">)</mo>
      </mrow>
      <mi>f</mi>
    </mrow>
    <annotation encoding="StarMath 5.0">langle %sigma %nu rangle = left (  {2 %pi} over { %mu kT}  right ) ^{3/2} hbar^2 ( %omega %gamma ) _R exp left ( - {E_R} over {kT} right )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08:17:33.894729090</meta:creation-date>
    <meta:generator>LibreOffice/4.2.7.2$Linux_X86_64 LibreOffice_project/420m0$Build-2</meta:generator>
  </office:meta>
</office:document-meta>
</file>